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9d9a" officeooo:paragraph-rsid="001c9d9a"/>
    </style:style>
    <style:style style:name="P2" style:family="paragraph" style:parent-style-name="Standard">
      <style:text-properties officeooo:rsid="001c9d9a" officeooo:paragraph-rsid="001e5aab"/>
    </style:style>
    <style:style style:name="P3" style:family="paragraph" style:parent-style-name="Standard">
      <style:text-properties officeooo:rsid="001e63b2" officeooo:paragraph-rsid="001e63b2"/>
    </style:style>
    <style:style style:name="P4" style:family="paragraph" style:parent-style-name="Standard">
      <style:text-properties officeooo:rsid="002037f2" officeooo:paragraph-rsid="002037f2"/>
    </style:style>
    <style:style style:name="P5" style:family="paragraph" style:parent-style-name="Standard">
      <style:text-properties officeooo:rsid="002037f2" officeooo:paragraph-rsid="002c9b5a"/>
    </style:style>
    <style:style style:name="P6" style:family="paragraph" style:parent-style-name="Standard">
      <style:text-properties officeooo:rsid="002230b2" officeooo:paragraph-rsid="002230b2"/>
    </style:style>
    <style:style style:name="P7" style:family="paragraph" style:parent-style-name="Standard">
      <style:text-properties officeooo:rsid="002230b2" officeooo:paragraph-rsid="002413c7"/>
    </style:style>
    <style:style style:name="P8" style:family="paragraph" style:parent-style-name="Standard">
      <style:text-properties officeooo:rsid="00257ba2" officeooo:paragraph-rsid="00257ba2"/>
    </style:style>
    <style:style style:name="P9" style:family="paragraph" style:parent-style-name="Standard">
      <style:text-properties officeooo:rsid="0025e543" officeooo:paragraph-rsid="0025e543"/>
    </style:style>
    <style:style style:name="P10" style:family="paragraph" style:parent-style-name="Standard">
      <style:text-properties officeooo:rsid="0025e543" officeooo:paragraph-rsid="002fd26a"/>
    </style:style>
    <style:style style:name="P11" style:family="paragraph" style:parent-style-name="Standard">
      <style:text-properties officeooo:rsid="0026c2c3" officeooo:paragraph-rsid="0026c2c3"/>
    </style:style>
    <style:style style:name="P12" style:family="paragraph" style:parent-style-name="Standard">
      <style:text-properties officeooo:rsid="002876c4" officeooo:paragraph-rsid="002876c4"/>
    </style:style>
    <style:style style:name="P13" style:family="paragraph" style:parent-style-name="Standard">
      <style:text-properties officeooo:rsid="002876c4" officeooo:paragraph-rsid="0035956b"/>
    </style:style>
    <style:style style:name="P14" style:family="paragraph" style:parent-style-name="Standard">
      <style:text-properties officeooo:rsid="002876c4" officeooo:paragraph-rsid="003712b6"/>
    </style:style>
    <style:style style:name="P15" style:family="paragraph" style:parent-style-name="Standard">
      <style:text-properties officeooo:rsid="002898b1" officeooo:paragraph-rsid="002898b1"/>
    </style:style>
    <style:style style:name="P16" style:family="paragraph" style:parent-style-name="Standard">
      <style:text-properties officeooo:rsid="001e63b2" officeooo:paragraph-rsid="001e63b2" fo:background-color="#ffffff"/>
    </style:style>
    <style:style style:name="P17" style:family="paragraph" style:parent-style-name="Standard">
      <style:text-properties officeooo:rsid="0031e160" officeooo:paragraph-rsid="0031e160"/>
    </style:style>
    <style:style style:name="P18" style:family="paragraph" style:parent-style-name="Standard">
      <style:text-properties officeooo:rsid="00350b2a" officeooo:paragraph-rsid="00350b2a"/>
    </style:style>
    <style:style style:name="P19" style:family="paragraph" style:parent-style-name="Standard">
      <style:text-properties officeooo:rsid="003712b6" officeooo:paragraph-rsid="003712b6"/>
    </style:style>
    <style:style style:name="P20" style:family="paragraph" style:parent-style-name="Standard">
      <style:text-properties officeooo:rsid="003a2711" officeooo:paragraph-rsid="003a2711"/>
    </style:style>
    <style:style style:name="P21" style:family="paragraph" style:parent-style-name="Standard">
      <style:text-properties officeooo:rsid="003a8c84" officeooo:paragraph-rsid="003a8c84"/>
    </style:style>
    <style:style style:name="P22" style:family="paragraph" style:parent-style-name="Standard">
      <style:text-properties officeooo:rsid="003a8c84" officeooo:paragraph-rsid="003c3c70"/>
    </style:style>
    <style:style style:name="P23" style:family="paragraph" style:parent-style-name="Standard">
      <style:text-properties officeooo:rsid="00baceff" officeooo:paragraph-rsid="00409870" fo:background-color="#ffffff"/>
    </style:style>
    <style:style style:name="P24" style:family="paragraph" style:parent-style-name="Standard">
      <style:text-properties officeooo:rsid="00b40e7a" officeooo:paragraph-rsid="00409870" fo:background-color="#ffffff"/>
    </style:style>
    <style:style style:name="P25" style:family="paragraph" style:parent-style-name="Standard">
      <style:text-properties officeooo:rsid="00b567cd" officeooo:paragraph-rsid="00409870" fo:background-color="#ffffff"/>
    </style:style>
    <style:style style:name="P26" style:family="paragraph" style:parent-style-name="Standard">
      <style:text-properties officeooo:rsid="00b59764" officeooo:paragraph-rsid="00409870" fo:background-color="#ffffff"/>
    </style:style>
    <style:style style:name="P27" style:family="paragraph" style:parent-style-name="Standard">
      <style:text-properties officeooo:rsid="00b95309" officeooo:paragraph-rsid="00409870" fo:background-color="#ffffff"/>
    </style:style>
    <style:style style:name="T1" style:family="text">
      <style:text-properties officeooo:rsid="001c9d9a"/>
    </style:style>
    <style:style style:name="T2" style:family="text">
      <style:text-properties officeooo:rsid="001e5aab"/>
    </style:style>
    <style:style style:name="T3" style:family="text">
      <style:text-properties officeooo:rsid="001e63b2"/>
    </style:style>
    <style:style style:name="T4" style:family="text">
      <style:text-properties officeooo:rsid="00257ba2"/>
    </style:style>
    <style:style style:name="T5" style:family="text">
      <style:text-properties officeooo:rsid="00283c74"/>
    </style:style>
    <style:style style:name="T6" style:family="text">
      <style:text-properties officeooo:rsid="0029c02e"/>
    </style:style>
    <style:style style:name="T7" style:family="text">
      <style:text-properties officeooo:rsid="002b86c8"/>
    </style:style>
    <style:style style:name="T8" style:family="text">
      <style:text-properties fo:background-color="#ffffff" loext:char-shading-value="0"/>
    </style:style>
    <style:style style:name="T9" style:family="text">
      <style:text-properties officeooo:rsid="001e63b2" fo:background-color="#ffffff" loext:char-shading-value="0"/>
    </style:style>
    <style:style style:name="T10" style:family="text">
      <style:text-properties officeooo:rsid="002c9b5a"/>
    </style:style>
    <style:style style:name="T11" style:family="text">
      <style:text-properties officeooo:rsid="002d6229"/>
    </style:style>
    <style:style style:name="T12" style:family="text">
      <style:text-properties officeooo:rsid="002e1574"/>
    </style:style>
    <style:style style:name="T13" style:family="text">
      <style:text-properties officeooo:rsid="002e9f05"/>
    </style:style>
    <style:style style:name="T14" style:family="text">
      <style:text-properties officeooo:rsid="00312e4a"/>
    </style:style>
    <style:style style:name="T15" style:family="text">
      <style:text-properties officeooo:rsid="003345e9"/>
    </style:style>
    <style:style style:name="T16" style:family="text">
      <style:text-properties officeooo:rsid="003712b6"/>
    </style:style>
    <style:style style:name="T17" style:family="text">
      <style:text-properties officeooo:rsid="0037f106"/>
    </style:style>
    <style:style style:name="T18" style:family="text">
      <style:text-properties officeooo:rsid="003c3c70"/>
    </style:style>
    <style:style style:name="T19" style:family="text">
      <style:text-properties officeooo:rsid="00b59764"/>
    </style:style>
    <style:style style:name="T20" style:family="text">
      <style:text-properties officeooo:rsid="00ba5dd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5">Ex <text:span text:style-name="T19">06</text:span></text:p>
      <text:p text:style-name="P25">Récupérer <text:s/>la saisie de 2 nombres entiers, puis la saisie d'un opérateur '+', '-', '*' ou '/'.</text:p>
      <text:p text:style-name="P25"><text:s/>Si l'utilisateur entre un opérateur erroné, le programme affichera un message d'erreur.</text:p>
      <text:p text:style-name="P25"><text:s/>Dans le cas contraire, le programme effectuera l'opération demandée (en prévoyant le</text:p>
      <text:p text:style-name="P25"><text:s/>cas d'erreur "division par 0"), puis affichera le résultat.</text:p>
      <text:p text:style-name="P25"><text:s/></text:p>
      <text:p text:style-name="P25"><text:s/>hypothèses :</text:p>
      <text:p text:style-name="P25"><text:s text:c="2"/>- les bornes -1000 et 1000 sont acceptées</text:p>
      <text:p text:style-name="P25"><text:s text:c="2"/>- si l'opérateur n'est pas correct, on effectue une addition</text:p>
      <text:p text:style-name="P25"><text:s text:c="2"/></text:p>
      <text:p text:style-name="P25"><text:s text:c="2"/>V0 : pas de prise en compte de la conception du programme (séparation entre trt et affichage)</text:p>
      <text:p text:style-name="P25"><text:s text:c="2"/></text:p>
      <text:p text:style-name="P24"/>
      <text:p text:style-name="P24"/>
      <text:p text:style-name="P26">Ex 07</text:p>
      <text:p text:style-name="P24"><text:s/>Ecrire un programme qui calcule les N premiers multiples d'un nombre entier X, N et X</text:p>
      <text:p text:style-name="P24"><text:s/>étant entrés au clavier.</text:p>
      <text:p text:style-name="P24"><text:s/>Il est demandé de choisir la structure répétitive (for, while, do...while) la mieux</text:p>
      <text:p text:style-name="P24"><text:s/>appropriée au problème.</text:p>
      <text:p text:style-name="P24"><text:s/>On ne demande pas pour le moment de gérer les débordements (overflows) dus à des</text:p>
      <text:p text:style-name="P24"><text:s/>demandes de calcul dépassant la capacité de la machine.</text:p>
      <text:p text:style-name="P24"><text:tab/> * </text:p>
      <text:p text:style-name="P24"><text:tab/> * **************************************************** <text:s text:c="2"/>Cherchez l'erreur ...</text:p>
      <text:p text:style-name="P24"><text:tab/> */</text:p>
      <text:p text:style-name="P24"/>
      <text:p text:style-name="P24">calculer le nombre de jeunes.</text:p>
      <text:p text:style-name="P24"><text:s/>Il s’agit de dénombrer toutes les personnes d'âge inférieur strictement à vingt ans</text:p>
      <text:p text:style-name="P24"><text:s/>parmi un échantillon donné de vingt personnes. Les personnes saisissent leur âge sur</text:p>
      <text:p text:style-name="P24"><text:s/>le clavier.</text:p>
      <text:p text:style-name="P24"><text:s/></text:p>
      <text:p text:style-name="P24"/>
      <text:p text:style-name="P24"/>
      <text:p text:style-name="P27">Ex 08</text:p>
      <text:p text:style-name="P27"><text:s/><text:span text:style-name="T20">C</text:span>alculer le nombre de jeunes.</text:p>
      <text:p text:style-name="P27"><text:s/>Il s’agit de dénombrer toutes les personnes d'âge inférieur strictement à vingt ans</text:p>
      <text:p text:style-name="P27"><text:s/>parmi un échantillon donné de vingt personnes. Les personnes saisissent leur âge sur</text:p>
      <text:p text:style-name="P27"><text:s/>le clavier.</text:p>
      <text:p text:style-name="P24"/>
      <text:p text:style-name="P24"/>
      <text:p text:style-name="P24"/>
      <text:p text:style-name="P23">Ex 09</text:p>
      <text:p text:style-name="P23">Calculer le nombre de jeunes, de moyens et de vieux</text:p>
      <text:p text:style-name="P23"><text:s/></text:p>
      <text:p text:style-name="P23"><text:s/>Il s’agit de dénombrer les personnes d'âge inférieur strictement à 20 ans, les</text:p>
      <text:p text:style-name="P23"><text:s/>personnes d'âge supérieur strictement à 40 ans et celles dont l'âge est compris entre</text:p>
      <text:p text:style-name="P23"><text:s/>20 ans et 40 ans (20 ans et 40 ans y compris).</text:p>
      <text:p text:style-name="P23"><text:s/>Le comptage est arrêté dès la saisie d’un centenaire. Le centenaire est compté.</text:p>
      <text:p text:style-name="P23"><text:s/>Donnez le programme java correspondant qui affiche les résulta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0.499cm" style:register-truth-ref-style-name="Standar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fo:background-color="transparent" style:dynamic-spacing="tru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6:27:36.760386393</meta:creation-date>
    <meta:editing-duration>PT1M6S</meta:editing-duration>
    <meta:editing-cycles>2</meta:editing-cycles>
    <meta:generator>LibreOffice_Vanilla/6.0.3.2$MacOSX_X86_64 LibreOffice_project/8f48d515416608e3a835360314dac7e47fd0b821</meta:generator>
    <dc:title>writer-mac-modeleParDefautMiseEnPage01</dc:title>
    <dc:date>2018-12-04T16:28:41.631173599</dc:date>
    <meta:document-statistic meta:table-count="0" meta:image-count="0" meta:object-count="0" meta:page-count="1" meta:paragraph-count="40" meta:word-count="299" meta:character-count="1841" meta:non-whitespace-character-count="1532"/>
    <meta:template xlink:type="simple" xlink:actuate="onRequest" xlink:title="writer-mac-modeleParDefautMiseEnPage01" xlink:href="../../../Library/Containers/com.collabora.libreoffice-free/Data/Library/Application%20Support/LibreOfficeVanilla/4/user/template/writer-mac-modeleParDefautMiseEnPage01.ott" meta:date="2018-12-04T16:27:36.180153264"/>
  </office:meta>
</office:document-meta>
</file>